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style>
    <style:style style:name="P2" style:family="paragraph" style:parent-style-name="Heading_20_1" style:master-page-name="MP0">
      <style:paragraph-properties fo:line-height="150%" style:page-number="auto" fo:break-before="page"/>
    </style:style>
    <style:style style:name="P3" style:family="paragraph" style:parent-style-name="Text_20_body">
      <style:paragraph-properties fo:line-height="150%"/>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style="italic" style:font-style-asian="italic"/>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bold" officeooo:rsid="001889aa" style:font-weight-asian="bold" style:font-weight-complex="bold"/>
    </style:style>
    <style:style style:name="T6" style:family="text">
      <style:text-properties style:font-name="Times New Roman" fo:font-weight="bold" officeooo:rsid="001a6dda" style:font-weight-asian="bold" style:font-weight-complex="bold"/>
    </style:style>
    <style:style style:name="T7" style:family="text">
      <style:text-properties style:font-name="Times New Roman" officeooo:rsid="00135ac4"/>
    </style:style>
    <style:style style:name="T8" style:family="text">
      <style:text-properties style:font-name="Times New Roman" officeooo:rsid="0014bc6d"/>
    </style:style>
    <style:style style:name="T9" style:family="text">
      <style:text-properties style:font-name="Times New Roman" officeooo:rsid="0014bc6d" style:font-name-complex="Mangal"/>
    </style:style>
    <style:style style:name="T10" style:family="text">
      <style:text-properties style:font-name="Times New Roman" officeooo:rsid="0015669c" style:font-name-complex="Mangal"/>
    </style:style>
    <style:style style:name="T11" style:family="text">
      <style:text-properties style:font-name="Times New Roman" officeooo:rsid="0015669c"/>
    </style:style>
    <style:style style:name="T12" style:family="text">
      <style:text-properties style:font-name="Times New Roman" officeooo:rsid="001889aa"/>
    </style:style>
    <style:style style:name="T13" style:family="text">
      <style:text-properties style:font-name="Times New Roman" officeooo:rsid="0018ea09"/>
    </style:style>
    <style:style style:name="T14" style:family="text">
      <style:text-properties style:font-name="Times New Roman" fo:font-weight="normal" officeooo:rsid="0018ea09" style:font-weight-asian="normal" style:font-weight-complex="normal"/>
    </style:style>
    <style:style style:name="T15" style:family="text">
      <style:text-properties style:font-name="Times New Roman" fo:font-weight="normal" officeooo:rsid="001a6dda" style:font-weight-asian="normal" style:font-weight-complex="normal"/>
    </style:style>
    <style:style style:name="T16" style:family="text">
      <style:text-properties style:font-name="Times New Roman" officeooo:rsid="001bbd51"/>
    </style:style>
    <style:style style:name="T17" style:family="text">
      <style:text-properties style:font-name="Times New Roman" officeooo:rsid="001cb47b"/>
    </style:style>
    <style:style style:name="T18" style:family="text">
      <style:text-properties style:font-name="Times New Roman" officeooo:rsid="001d8edd"/>
    </style:style>
    <style:style style:name="T19" style:family="text">
      <style:text-properties style:font-name="Times New Roman" officeooo:rsid="001e85ee"/>
    </style:style>
    <style:style style:name="T20" style:family="text">
      <style:text-properties fo:font-weight="normal" style:font-weight-asian="normal" style:font-name-complex="Mangal" style:font-weight-complex="normal"/>
    </style:style>
    <style:style style:name="T21" style:family="text">
      <style:text-properties fo:font-weight="normal" officeooo:rsid="0018ea09" style:font-weight-asian="normal" style:font-weight-complex="normal"/>
    </style:style>
    <style:style style:name="T22" style:family="text">
      <style:text-properties fo:font-weight="normal" officeooo:rsid="001a6dda" style:font-weight-asian="normal" style:font-weight-complex="normal"/>
    </style:style>
    <style:style style:name="T23" style:family="text">
      <style:text-properties style:font-name-complex="Mangal"/>
    </style:style>
    <style:style style:name="T24" style:family="text">
      <style:text-properties officeooo:rsid="0014bc6d" style:font-name-complex="Mangal"/>
    </style:style>
    <style:style style:name="T25" style:family="text">
      <style:text-properties officeooo:rsid="0015669c" style:font-name-complex="Mangal"/>
    </style:style>
    <style:style style:name="T26" style:family="text">
      <style:text-properties fo:font-style="italic" style:font-style-asian="italic"/>
    </style:style>
    <style:style style:name="T27" style:family="text">
      <style:text-properties officeooo:rsid="00135ac4"/>
    </style:style>
    <style:style style:name="T28" style:family="text">
      <style:text-properties fo:font-size="12pt" style:font-size-asian="12pt" style:font-size-complex="12pt"/>
    </style:style>
    <style:style style:name="T29" style:family="text">
      <style:text-properties fo:font-size="12pt" style:font-size-asian="12pt" style:font-name-complex="Mangal" style:font-size-complex="12pt"/>
    </style:style>
    <style:style style:name="T30" style:family="text">
      <style:text-properties officeooo:rsid="0014bc6d"/>
    </style:style>
    <style:style style:name="T31" style:family="text">
      <style:text-properties fo:font-variant="normal" fo:text-transform="none" style:text-position="0% 100%" style:font-name="Times New Roman" style:text-underline-style="none" fo:font-weight="normal" officeooo:rsid="0014bc6d"/>
    </style:style>
    <style:style style:name="T32" style:family="text">
      <style:text-properties fo:font-variant="normal" fo:text-transform="none" style:text-position="0% 100%" style:font-name="Times New Roman" fo:font-style="normal" style:text-underline-style="none" fo:font-weight="normal" officeooo:rsid="0015669c"/>
    </style:style>
    <style:style style:name="T33" style:family="text">
      <style:text-properties fo:font-variant="normal" fo:text-transform="none" style:text-position="0% 100%" fo:font-style="italic" style:text-underline-style="none" fo:font-weight="normal" style:font-style-asian="italic"/>
    </style:style>
    <style:style style:name="T34" style:family="text">
      <style:text-properties fo:font-variant="normal" fo:text-transform="none" style:text-position="0% 100%" style:text-underline-style="none" fo:font-weight="normal"/>
    </style:style>
    <style:style style:name="T35" style:family="text">
      <style:text-properties fo:font-variant="normal" fo:text-transform="none" style:text-position="0% 100%" style:text-underline-style="none" fo:font-weight="normal" officeooo:rsid="0014bc6d"/>
    </style:style>
    <style:style style:name="T36" style:family="text">
      <style:text-properties fo:font-variant="normal" fo:text-transform="none" style:text-position="0% 100%" fo:font-style="normal" style:text-underline-style="none" fo:font-weight="normal"/>
    </style:style>
    <style:style style:name="T37" style:family="text">
      <style:text-properties fo:font-variant="normal" fo:text-transform="none" style:text-position="0% 100%" fo:font-style="normal" style:text-underline-style="none" fo:font-weight="normal" officeooo:rsid="0015669c"/>
    </style:style>
    <style:style style:name="T38" style:family="text">
      <style:text-properties fo:font-variant="normal" fo:text-transform="none" style:text-position="0% 100%" style:font-name="Times New Roman" style:text-underline-style="none" fo:font-weight="normal"/>
    </style:style>
    <style:style style:name="T39" style:family="text">
      <style:text-properties fo:font-variant="normal" fo:text-transform="none" style:text-position="0% 100%" style:font-name="Times New Roman" style:text-underline-style="none" fo:font-weight="normal" officeooo:rsid="0014bc6d"/>
    </style:style>
    <style:style style:name="T40" style:family="text">
      <style:text-properties fo:font-variant="normal" fo:text-transform="none" style:text-position="0% 100%" style:font-name="Times New Roman" fo:font-style="italic" style:text-underline-style="none" fo:font-weight="normal" style:font-style-asian="italic"/>
    </style:style>
    <style:style style:name="T41" style:family="text">
      <style:text-properties fo:font-variant="normal" fo:text-transform="none" style:text-position="0% 100%" style:font-name="Times New Roman" fo:font-style="normal" style:text-underline-style="none" fo:font-weight="normal"/>
    </style:style>
    <style:style style:name="T42" style:family="text">
      <style:text-properties fo:font-variant="normal" fo:text-transform="none" style:text-position="0% 100%" style:font-name="Times New Roman" fo:font-style="normal" style:text-underline-style="none" fo:font-weight="normal" officeooo:rsid="0015669c"/>
    </style:style>
    <style:style style:name="T43" style:family="text">
      <style:text-properties fo:font-variant="normal" fo:text-transform="none" style:text-position="0% 100%" style:font-name="Times New Roman" fo:font-size="12pt" style:text-underline-style="none" fo:font-weight="normal" style:font-size-asian="12pt" style:font-size-complex="12pt"/>
    </style:style>
    <style:style style:name="T44" style:family="text">
      <style:text-properties fo:font-variant="normal" fo:text-transform="none" style:text-position="0% 100%" style:font-name="Times New Roman" fo:font-size="12pt" style:text-underline-style="none" fo:font-weight="normal" officeooo:rsid="0014bc6d" style:font-size-asian="12pt" style:font-size-complex="12pt"/>
    </style:style>
    <style:style style:name="T45" style:family="text">
      <style:text-properties fo:font-variant="normal" fo:text-transform="none" style:text-position="0% 100%" style:font-name="Times New Roman" fo:font-size="12pt" fo:font-style="italic" style:text-underline-style="none" fo:font-weight="normal" style:font-size-asian="12pt" style:font-style-asian="italic" style:font-size-complex="12pt"/>
    </style:style>
    <style:style style:name="T46"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47" style:family="text">
      <style:text-properties fo:font-variant="normal" fo:text-transform="none" style:text-position="0% 100%" style:font-name="Times New Roman" fo:font-size="12pt" fo:font-style="normal" style:text-underline-style="none" fo:font-weight="normal" officeooo:rsid="0015669c" style:font-size-asian="12pt" style:font-size-complex="12pt"/>
    </style:style>
    <style:style style:name="T48" style:family="text">
      <style:text-properties officeooo:rsid="0015669c"/>
    </style:style>
    <style:style style:name="T49" style:family="text">
      <style:text-properties officeooo:rsid="001889aa"/>
    </style:style>
    <style:style style:name="T50" style:family="text">
      <style:text-properties fo:font-weight="bold" style:font-weight-asian="bold" style:font-weight-complex="bold"/>
    </style:style>
    <style:style style:name="T51" style:family="text">
      <style:text-properties fo:font-weight="bold" officeooo:rsid="001889aa" style:font-weight-asian="bold" style:font-weight-complex="bold"/>
    </style:style>
    <style:style style:name="T52" style:family="text">
      <style:text-properties fo:font-weight="bold" officeooo:rsid="001a6dda" style:font-weight-asian="bold" style:font-weight-complex="bold"/>
    </style:style>
    <style:style style:name="T53" style:family="text">
      <style:text-properties officeooo:rsid="0018ea09"/>
    </style:style>
    <style:style style:name="T54" style:family="text">
      <style:text-properties officeooo:rsid="001bbd51"/>
    </style:style>
    <style:style style:name="T55" style:family="text">
      <style:text-properties officeooo:rsid="001cb47b"/>
    </style:style>
    <style:style style:name="T56" style:family="text">
      <style:text-properties officeooo:rsid="001d8edd"/>
    </style:style>
    <style:style style:name="T57" style:family="text">
      <style:text-properties officeooo:rsid="001e85ee"/>
    </style:style>
    <style:style style:name="T58" style:family="text">
      <style:text-properties style:font-name="Times New Roman"/>
    </style:style>
    <style:style style:name="T59" style:family="text">
      <style:text-properties style:font-name="Times New Roman" fo:font-size="12pt" style:font-size-asian="12pt" style:font-size-complex="12pt"/>
    </style:style>
    <style:style style:name="T60" style:family="text">
      <style:text-properties style:font-name="Times New Roman" fo:font-size="12pt" officeooo:rsid="00135ac4" style:font-size-asian="12pt" style:font-size-complex="12pt"/>
    </style:style>
    <style:style style:name="T61" style:family="text">
      <style:text-properties style:font-name="Times New Roman" fo:font-size="12pt" officeooo:rsid="0014bc6d" style:font-size-asian="12pt" style:font-size-complex="12pt"/>
    </style:style>
    <style:style style:name="T62" style:family="text">
      <style:text-properties style:font-name="Times New Roman" fo:font-size="12pt" officeooo:rsid="0015669c" style:font-size-asian="12pt" style:font-size-complex="12pt"/>
    </style:style>
    <style:style style:name="T63" style:family="text">
      <style:text-properties style:font-name="Times New Roman" fo:font-size="12pt" officeooo:rsid="001889aa" style:font-size-asian="12pt" style:font-size-complex="12pt"/>
    </style:style>
    <style:style style:name="T64" style:family="text">
      <style:text-properties style:font-name="Times New Roman" fo:font-size="12pt" officeooo:rsid="0018ea09" style:font-size-asian="12pt" style:font-size-complex="12pt"/>
    </style:style>
    <style:style style:name="T65" style:family="text">
      <style:text-properties style:font-name="Times New Roman" fo:font-size="12pt" officeooo:rsid="001bbd51" style:font-size-asian="12pt" style:font-size-complex="12pt"/>
    </style:style>
    <style:style style:name="T66" style:family="text">
      <style:text-properties style:font-name="Times New Roman" fo:font-size="12pt" officeooo:rsid="001cb47b" style:font-size-asian="12pt" style:font-size-complex="12pt"/>
    </style:style>
    <style:style style:name="T67" style:family="text">
      <style:text-properties style:font-name="Times New Roman" fo:font-size="12pt" officeooo:rsid="001d8edd" style:font-size-asian="12pt" style:font-size-complex="12pt"/>
    </style:style>
    <style:style style:name="T68" style:family="text">
      <style:text-properties style:font-name="Times New Roman" fo:font-size="12pt" officeooo:rsid="001e85ee" style:font-size-asian="12pt" style:font-size-complex="12pt"/>
    </style:style>
    <style:style style:name="T69" style:family="text">
      <style:text-properties style:font-name="Times New Roman" fo:font-size="12pt" officeooo:rsid="00206365" style:font-size-asian="12pt" style:font-size-complex="12pt"/>
    </style:style>
    <style:style style:name="T70" style:family="text">
      <style:text-properties style:font-name="Times New Roman" fo:font-size="12pt" style:font-size-asian="12pt" style:font-name-complex="Mangal" style:font-size-complex="12pt"/>
    </style:style>
    <style:style style:name="T71" style:family="text">
      <style:text-properties style:font-name="Times New Roman" fo:font-size="12pt" officeooo:rsid="0014bc6d" style:font-size-asian="12pt" style:font-name-complex="Mangal" style:font-size-complex="12pt"/>
    </style:style>
    <style:style style:name="T72" style:family="text">
      <style:text-properties style:font-name="Times New Roman" fo:font-size="12pt" officeooo:rsid="0015669c" style:font-size-asian="12pt" style:font-name-complex="Mangal" style:font-size-complex="12pt"/>
    </style:style>
    <style:style style:name="T73" style:family="text">
      <style:text-properties style:font-name="Times New Roman" fo:font-size="12pt" officeooo:rsid="001e85ee" style:font-size-asian="12pt" style:font-name-complex="Mangal" style:font-size-complex="12pt"/>
    </style:style>
    <style:style style:name="T74" style:family="text">
      <style:text-properties style:font-name="Times New Roman" fo:font-size="12pt" fo:font-weight="normal" style:font-size-asian="12pt" style:font-weight-asian="normal" style:font-name-complex="Mangal" style:font-size-complex="12pt" style:font-weight-complex="normal"/>
    </style:style>
    <style:style style:name="T75" style:family="text">
      <style:text-properties style:font-name="Times New Roman" fo:font-size="12pt" fo:font-weight="normal" officeooo:rsid="0018ea09" style:font-size-asian="12pt" style:font-weight-asian="normal" style:font-size-complex="12pt" style:font-weight-complex="normal"/>
    </style:style>
    <style:style style:name="T76" style:family="text">
      <style:text-properties style:font-name="Times New Roman" fo:font-size="12pt" fo:font-weight="normal" officeooo:rsid="001a6dda" style:font-size-asian="12pt" style:font-weight-asian="normal" style:font-size-complex="12pt" style:font-weight-complex="normal"/>
    </style:style>
    <style:style style:name="T77" style:family="text">
      <style:text-properties style:font-name="Times New Roman" fo:font-size="12pt" fo:font-style="italic" style:font-size-asian="12pt" style:font-style-asian="italic" style:font-size-complex="12pt"/>
    </style:style>
    <style:style style:name="T78" style:family="text">
      <style:text-properties style:font-name="Times New Roman" fo:font-size="12pt" fo:font-weight="bold" style:font-size-asian="12pt" style:font-weight-asian="bold" style:font-size-complex="12pt" style:font-weight-complex="bold"/>
    </style:style>
    <style:style style:name="T79" style:family="text">
      <style:text-properties style:font-name="Times New Roman" fo:font-size="12pt" fo:font-weight="bold" officeooo:rsid="001889aa" style:font-size-asian="12pt" style:font-weight-asian="bold" style:font-size-complex="12pt" style:font-weight-complex="bold"/>
    </style:style>
    <style:style style:name="T80" style:family="text">
      <style:text-properties style:font-name="Times New Roman" fo:font-size="12pt" fo:font-weight="bold" officeooo:rsid="001a6dda" style:font-size-asian="12pt" style:font-weight-asian="bold" style:font-size-complex="12pt" style:font-weight-complex="bold"/>
    </style:style>
    <style:style style:name="T81" style:family="text">
      <style:text-properties style:font-name="Times New Roman" fo:font-weight="normal" style:font-weight-asian="normal" style:font-name-complex="Mangal" style:font-weight-complex="normal"/>
    </style:style>
    <style:style style:name="T82" style:family="text">
      <style:text-properties style:font-name="Times New Roman" fo:font-weight="normal" officeooo:rsid="0018ea09" style:font-weight-asian="normal" style:font-weight-complex="normal"/>
    </style:style>
    <style:style style:name="T83" style:family="text">
      <style:text-properties style:font-name="Times New Roman" fo:font-weight="normal" officeooo:rsid="001a6dda" style:font-weight-asian="normal" style:font-weight-complex="normal"/>
    </style:style>
    <style:style style:name="T84" style:family="text">
      <style:text-properties style:font-name="Times New Roman" fo:font-style="italic" style:font-style-asian="italic"/>
    </style:style>
    <style:style style:name="T85" style:family="text">
      <style:text-properties style:font-name="Times New Roman" officeooo:rsid="00135ac4"/>
    </style:style>
    <style:style style:name="T86" style:family="text">
      <style:text-properties style:font-name="Times New Roman" officeooo:rsid="0014bc6d"/>
    </style:style>
    <style:style style:name="T87" style:family="text">
      <style:text-properties style:font-name="Times New Roman" officeooo:rsid="0015669c"/>
    </style:style>
    <style:style style:name="T88" style:family="text">
      <style:text-properties style:font-name="Times New Roman" style:font-name-complex="Mangal"/>
    </style:style>
    <style:style style:name="T89" style:family="text">
      <style:text-properties style:font-name="Times New Roman" officeooo:rsid="0014bc6d" style:font-name-complex="Mangal"/>
    </style:style>
    <style:style style:name="T90" style:family="text">
      <style:text-properties style:font-name="Times New Roman" officeooo:rsid="0015669c" style:font-name-complex="Mangal"/>
    </style:style>
    <style:style style:name="T91" style:family="text">
      <style:text-properties style:font-name="Times New Roman" officeooo:rsid="001889aa"/>
    </style:style>
    <style:style style:name="T92" style:family="text">
      <style:text-properties style:font-name="Times New Roman" officeooo:rsid="0018ea09"/>
    </style:style>
    <style:style style:name="T93" style:family="text">
      <style:text-properties style:font-name="Times New Roman" fo:font-weight="bold" style:font-weight-asian="bold" style:font-weight-complex="bold"/>
    </style:style>
    <style:style style:name="T94" style:family="text">
      <style:text-properties style:font-name="Times New Roman" fo:font-weight="bold" officeooo:rsid="001889aa" style:font-weight-asian="bold" style:font-weight-complex="bold"/>
    </style:style>
    <style:style style:name="T95" style:family="text">
      <style:text-properties style:font-name="Times New Roman" fo:font-weight="bold" officeooo:rsid="001a6dda" style:font-weight-asian="bold" style:font-weight-complex="bold"/>
    </style:style>
    <style:style style:name="T96" style:family="text">
      <style:text-properties style:font-name="Times New Roman" officeooo:rsid="001bbd51"/>
    </style:style>
    <style:style style:name="T97" style:family="text">
      <style:text-properties style:font-name="Times New Roman" officeooo:rsid="001cb47b"/>
    </style:style>
    <style:style style:name="T98" style:family="text">
      <style:text-properties style:font-name="Times New Roman" officeooo:rsid="001d8edd"/>
    </style:style>
    <style:style style:name="T99" style:family="text">
      <style:text-properties style:font-name="Times New Roman" officeooo:rsid="001e85ee"/>
    </style:style>
    <style:style style:name="T100" style:family="text">
      <style:text-properties fo:color="#0000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office:annotation office:name="0" loext:resolved="false"><dc:creator> </dc:creator><dc:date>2023-06-01T18:18:00</dc:date><text:p>On ne voit pas assez bien l’entonnoir d’idées qui doit aboutir à tes questions et hypotheses. C’est un peu décousu. Il faut le retravailler.</text:p><text:p>La justif sur pourquoi travailler sur des groups trophiques doit être améliorée. </text:p><text:p>Le cadre conceptuel n’est pas clair, il faut que l’on puisse se dire: “ah Ok, il teste l’hypothèse MACHIN ou BIDULE proposée par .xxx”. Par ex <text:span text:style-name="T100">Understanding how ecological communities are organised across space scales is a long-standing question in community ecology with a well-established conceptual framework (Keddy &amp; Weiher, 1995,</text:span> Lortie 2004, Garnier &amp; Navas 2013<text:span text:style-name="T100">).</text:span> However, understanding the relative part of spatial process, environmental filtering and biotic interactions in multi-trophic community assemblage still deserve much works (Eisenhauer, 20xx) since our current knowledge is based on a restricted number of organisms (plants, fishes, …). </text:p><text:p>Enfin il faut être plus précis dans tes affirmations set les assoir avec des ref biblio</text:p></office:annotation></text:span><text:span text:style-name="Police_20_par_20_défaut"><text:span text:style-name="T2">Introduction</text:span></text:span><office:annotation-end office:name="0"/></text:h>
      <text:p text:style-name="P1"><text:span text:style-name="Police_20_par_20_défaut"><text:span text:style-name="T2">While a lot of studies focused on above-ground communities and their dynamics through time and space, the below-ground part of the ecosystems still remain poorly studied (Vaněk 1975) (Nielsen </text:span></text:span><text:span text:style-name="Police_20_par_20_défaut"><text:span text:style-name="T77">et al.</text:span></text:span><text:span text:style-name="Police_20_par_20_défaut"><text:span text:style-name="T2"> 2010). The reasons are multiple, for instance, </text:span></text:span><text:span text:style-name="Police_20_par_20_défaut"><text:span text:style-name="T60">complexity of the system</text:span></text:span><text:span text:style-name="Police_20_par_20_défaut"><text:span text:style-name="T2"> </text:span></text:span><text:reference-mark-start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Marque_20_de_20_commentaire"><text:span text:style-name="T70">(Turner 2021)</text:span></text:span><text:reference-mark-end text:name="ZOTERO_ITEM CSL_CITATION {&quot;citationID&quot;:&quot;nHhpLfmt&quot;,&quot;properties&quot;:{&quot;formattedCitation&quot;:&quot;(Turner 2021)&quot;,&quot;plainCitation&quot;:&quot;(Turner 2021)&quot;,&quot;noteIndex&quot;:0},&quot;citationItems&quot;:[{&quot;id&quot;:576,&quot;uris&quot;:[&quot;http://zotero.org/users/9477588/items/GPRR4HBI&quot;],&quot;itemData&quot;:{&quot;id&quot;:576,&quot;type&quot;:&quot;article-journal&quot;,&quot;abstract&quot;:&quot;Due to tightly coupled physical, chemical, and biological processes that often behave in nonlinear, counterintuitive ways, it is argued that soil is an archetype of a complex system. Unfortunately, human intuition and decision making has been shown to be inadequate when dealing with complex systems. This poses signiﬁcant challenges for managers or policy makers responding to environmental externalities where soil dynamics play a central role (e.g., biogeochemical cycles) and where full ranges of outcomes result from numerous feedback processes not easily captured by reductionist approaches. In order to improve interpretation of these soil feedbacks, a dynamic systems framework is outlined (capturing feedback often excluded from investigation or left to intuition) and then applied to agroecosystem management problems related to irrigation or tillage practices that drive nutrient cycling (e.g., soil water, nitrogen, carbon, and sodium). Key soil feedbacks are captured via a variety of previously developed models simulating soil processes and their interactions. Results indicated that soil system trade-offs arising from conservation adoption (drip irrigation or no-tillage) provided reasonable supporting evidence (via compensating feedbacks) to managers justifying slow adoption of conservation practices. Modeling soils on the foundation provided in the complex systems sciences remains an area for innovations useful for improving soil system management.&quot;,&quot;container-title&quot;:&quot;Soil Systems&quot;,&quot;DOI&quot;:&quot;10.3390/soilsystems5030039&quot;,&quot;ISSN&quot;:&quot;2571-8789&quot;,&quot;issue&quot;:&quot;3&quot;,&quot;journalAbbreviation&quot;:&quot;Soil Systems&quot;,&quot;language&quot;:&quot;en&quot;,&quot;page&quot;:&quot;39&quot;,&quot;source&quot;:&quot;DOI.org (Crossref)&quot;,&quot;title&quot;:&quot;Soil as an Archetype of Complexity: A Systems Approach to Improve Insights, Learning, and Management of Coupled Biogeochemical Processes and Environmental Externalities&quot;,&quot;title-short&quot;:&quot;Soil as an Archetype of Complexity&quot;,&quot;volume&quot;:&quot;5&quot;,&quot;author&quot;:[{&quot;family&quot;:&quot;Turner&quot;,&quot;given&quot;:&quot;Benjamin&quot;}],&quot;issued&quot;:{&quot;date-parts&quot;:[[&quot;2021&quot;,7,16]]}}}],&quot;schema&quot;:&quot;https://github.com/citation-style-language/schema/raw/master/csl-citation.json&quot;} RND5EqWtwINhp"/><text:span text:style-name="T70">, </text:span><text:span text:style-name="Police_20_par_20_défaut"><text:span text:style-name="T2">difficulties to account all of taxas : “(…) we only know at best a tiny fraction of the existing species diversity, and (2) our knowledge of both the distribution and abundance of many known species remains very poor” (Wilson, 2002). Decaëns (2010) also stated that a very little is known about soil organisms taxonomy, systematics and biogeography.</text:span></text:span></text:p>
      <text:p text:style-name="P1"><text:span text:style-name="Police_20_par_20_défaut"><text:span text:style-name="T2">Nevertheless, the soil constitutes the base for every terrestrial ecosystem, </text:span></text:span><text:span text:style-name="Police_20_par_20_défaut"><text:span text:style-name="T61">therefore, it </text:span></text:span><text:span text:style-name="Police_20_par_20_défaut"><text:span text:style-name="T2">is the habitat of multiple forms of life. Thus, it is very important in </text:span></text:span><text:span text:style-name="Police_20_par_20_défaut"><text:span text:style-name="T61">mountain, where the soil formation is quite recent </text:span></text:span><text:reference-mark-start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44">(Egli </text:span></text:span><text:span text:style-name="T45">et al.</text:span><text:span text:style-name="T43"> 2014)</text:span><text:reference-mark-end text:name="ZOTERO_ITEM CSL_CITATION {&quot;citationID&quot;:&quot;sEDkCf7R&quot;,&quot;properties&quot;:{&quot;formattedCitation&quot;:&quot;(Egli {\\i{}et al.} 2014)&quot;,&quot;plainCitation&quot;:&quot;(Egli et al. 2014)&quot;,&quot;noteIndex&quot;:0},&quot;citationItems&quot;:[{&quot;id&quot;:578,&quot;uris&quot;:[&quot;http://zotero.org/users/9477588/items/2APDVADI&quot;],&quot;itemData&quot;:{&quot;id&quot;:578,&quot;type&quot;:&quot;article-journal&quot;,&quot;abstract&quot;:&quot;High-mountain soils develop in particularly sensitive environments. Consequently, deciphering and predicting what drives the rates of soil formation in such environments are a major challenge. In terms of soil production or formation from chemical weathering, the predominating perception for high-mountain soils and cold environments is often that the chemical weathering ‘portion’ of soil development is temperature-inhibited, often to the point of non-occurrence. Several concepts exist to determine long-term rates of soil formation and development. We present three different approaches: (1) quantiﬁcation of soil formation from minimally eroded soils of known age using chronosequences (known surface age and soil thickness — SAST), (2) determination of soil residence times (SRT) and production rates through chemical weathering using (un)stable isotopes (e.g. 230Th/234U activity ratios), and (3) a steady state approach using cosmogenic isotopes (e.g. 10Be).&quot;,&quot;container-title&quot;:&quot;Geoderma&quot;,&quot;DOI&quot;:&quot;10.1016/j.geoderma.2013.08.016&quot;,&quot;ISSN&quot;:&quot;00167061&quot;,&quot;journalAbbreviation&quot;:&quot;Geoderma&quot;,&quot;language&quot;:&quot;en&quot;,&quot;page&quot;:&quot;320-333&quot;,&quot;source&quot;:&quot;DOI.org (Crossref)&quot;,&quot;title&quot;:&quot;Soil formation rates on silicate parent material in alpine environments: Different approaches–different results?&quot;,&quot;title-short&quot;:&quot;Soil formation rates on silicate parent material in alpine environments&quot;,&quot;volume&quot;:&quot;213&quot;,&quot;author&quot;:[{&quot;family&quot;:&quot;Egli&quot;,&quot;given&quot;:&quot;Markus&quot;},{&quot;family&quot;:&quot;Dahms&quot;,&quot;given&quot;:&quot;Dennis&quot;},{&quot;family&quot;:&quot;Norton&quot;,&quot;given&quot;:&quot;Kevin&quot;}],&quot;issued&quot;:{&quot;date-parts&quot;:[[&quot;2014&quot;,1]]}}}],&quot;schema&quot;:&quot;https://github.com/citation-style-language/schema/raw/master/csl-citation.json&quot;} RNDzy1d2Qv0rG"/><text:span text:style-name="Police_20_par_20_défaut"><text:span text:style-name="T2">. Actually, soil hosts a huge amount of diversity, as well as it contains a lot of terrestrial fauna families (Gongalsky 2021), and enormous unique microbial communities (Griffiths &amp; Philippot 2013). In addition, its role in ecosystems functioning and biogeochemical cycles is essential, thanks to micro and macro fauna, putting compounds into movement, accelerating decomposition and mineralization (Bradford </text:span></text:span><text:span text:style-name="Police_20_par_20_défaut"><text:span text:style-name="T77">et al.</text:span></text:span><text:span text:style-name="Police_20_par_20_défaut"><text:span text:style-name="T2"> 2002). Soil is the major compartment that is sequestering carbon (Lal </text:span></text:span><text:span text:style-name="Police_20_par_20_défaut"><text:span text:style-name="T77">et al.</text:span></text:span><text:span text:style-name="Police_20_par_20_défaut"><text:span text:style-name="T2"> 2015), which is relevant in </text:span></text:span><text:span text:style-name="Police_20_par_20_défaut"><text:span text:style-name="T61">a global warming context.</text:span></text:span><text:span text:style-name="Police_20_par_20_défaut"><text:span text:style-name="T2"> As every habitat on Earth, the soil experience human activities, mostly pollution, land uses, depletion of nutrients, loss of organic matter and changes in pH balance (Geisen </text:span></text:span><text:span text:style-name="Police_20_par_20_défaut"><text:span text:style-name="T77">et al.</text:span></text:span><text:span text:style-name="Police_20_par_20_défaut"><text:span text:style-name="T2"> 2019), (Tibbett </text:span></text:span><text:span text:style-name="Police_20_par_20_défaut"><text:span text:style-name="T77">et al.</text:span></text:span><text:span text:style-name="Police_20_par_20_défaut"><text:span text:style-name="T2"> 2020). <text:line-break/>In this will, trying to understand how communities assemble constitutes a major key in knowledge and prediction of soil’s </text:span></text:span><text:span text:style-name="Police_20_par_20_défaut"><text:span text:style-name="T61">health</text:span></text:span><text:span text:style-name="Police_20_par_20_défaut"><text:span text:style-name="T2">(Gardi </text:span></text:span><text:span text:style-name="Police_20_par_20_défaut"><text:span text:style-name="T77">et al.</text:span></text:span><text:span text:style-name="Police_20_par_20_défaut"><text:span text:style-name="T2"> 2009). Theses information about limiting factors, environmental influences are relevant in order to guide preservation and protection of biodiversity (Whittaker et al. 2001). In a context of global warming and modifications of land uses, predictions of how soil biodiversity changes over time could help us to forecast the impact of climate and land changes on soil fauna, and consequently on ecosystems.</text:span></text:span></text:p>
      <text:p text:style-name="P1"><text:span text:style-name="Police_20_par_20_défaut"><text:span text:style-name="T2">Several researches have used attitudinal gradient as complex factor, structuring soil’s fauna (Fischer </text:span></text:span><text:span text:style-name="Police_20_par_20_défaut"><text:span text:style-name="T77">et al.</text:span></text:span><text:span text:style-name="Police_20_par_20_défaut"><text:span text:style-name="T2"> n.d.), (Peters </text:span></text:span><text:span text:style-name="Police_20_par_20_défaut"><text:span text:style-name="T77">et al.</text:span></text:span><text:span text:style-name="Police_20_par_20_défaut"><text:span text:style-name="T2"> 2016), (Yin </text:span></text:span><text:span text:style-name="Police_20_par_20_défaut"><text:span text:style-name="T77">et al.</text:span></text:span><text:span text:style-name="Police_20_par_20_défaut"><text:span text:style-name="T2"> 2017). It has the advantage to imply a lot of different parameters such as pH, temperature, water deficit, incident light. </text:span></text:span><text:span text:style-name="Police_20_par_20_défaut"><text:span text:style-name="T62">The number of variables involved in an attitudinal gradient make this system very unique.</text:span></text:span><text:reference-mark-start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47">(K</text:span></text:span><text:span text:style-name="T46">örner 2007)</text:span><text:reference-mark-end text:name="ZOTERO_ITEM CSL_CITATION {&quot;citationID&quot;:&quot;ayWQ1my4&quot;,&quot;properties&quot;:{&quot;formattedCitation&quot;:&quot;(K\\uc0\\u246{}rner 2007)&quot;,&quot;plainCitation&quot;:&quot;(Körner 2007)&quot;,&quot;noteIndex&quot;:0},&quot;citationItems&quot;:[{&quot;id&quot;:580,&quot;uris&quot;:[&quot;http://zotero.org/users/9477588/items/D9PQSTSU&quot;],&quot;itemData&quot;:{&quot;id&quot;:580,&quot;type&quot;:&quot;article-journal&quot;,&quot;container-title&quot;:&quot;Trends in Ecology &amp; Evolution&quot;,&quot;DOI&quot;:&quot;10.1016/j.tree.2007.09.006&quot;,&quot;ISSN&quot;:&quot;01695347&quot;,&quot;issue&quot;:&quot;11&quot;,&quot;journalAbbreviation&quot;:&quot;Trends in Ecology &amp; Evolution&quot;,&quot;language&quot;:&quot;en&quot;,&quot;page&quot;:&quot;569-574&quot;,&quot;source&quot;:&quot;DOI.org (Crossref)&quot;,&quot;title&quot;:&quot;The use of ‘altitude’ in ecological research&quot;,&quot;volume&quot;:&quot;22&quot;,&quot;author&quot;:[{&quot;family&quot;:&quot;Körner&quot;,&quot;given&quot;:&quot;Christian&quot;}],&quot;issued&quot;:{&quot;date-parts&quot;:[[&quot;2007&quot;,11]]}}}],&quot;schema&quot;:&quot;https://github.com/citation-style-language/schema/raw/master/csl-citation.json&quot;} RNDxthHpJn9wL"/><text:span text:style-name="Police_20_par_20_défaut"><text:span text:style-name="T2">. </text:span></text:span><text:span text:style-name="Police_20_par_20_défaut"><text:span text:style-name="T62"><text:s/></text:span></text:span><text:span text:style-name="Marque_20_de_20_commentaire"><text:span text:style-name="T70"><text:s/></text:span></text:span><text:span text:style-name="Police_20_par_20_défaut"><text:span text:style-name="T71">Nevertheless, theses researches are focusing on a gradient that controls a lot of directs and indirect factors, also playing a role in fauna and vegetation communities. </text:span></text:span><text:span text:style-name="Police_20_par_20_défaut"><text:span text:style-name="T72">It might be possible that elevation gradient masks a stronger factor, unidentified. </text:span></text:span><text:span text:style-name="Police_20_par_20_défaut"><text:span text:style-name="T71"><text:s/></text:span></text:span><text:span text:style-name="Police_20_par_20_défaut"><text:span text:style-name="T72">In order to understand how species are distributed in space, it’s also </text:span></text:span><text:soft-page-break/><text:span text:style-name="Police_20_par_20_défaut"><text:span text:style-name="T72">quite relevant to work on theses factors, in addition with altitude, to highlight respective contributions to communities</text:span></text:span><text:span text:style-name="Police_20_par_20_défaut"><text:span text:style-name="T2">(Perrigo </text:span></text:span><text:span text:style-name="Police_20_par_20_défaut"><text:span text:style-name="T77">et al.</text:span></text:span><text:span text:style-name="Police_20_par_20_défaut"><text:span text:style-name="T2"> 2020). </text:span></text:span></text:p>
      <text:p text:style-name="P1"><text:span text:style-name="Police_20_par_20_défaut"><text:span text:style-name="T2">Nevertheless, </text:span></text:span><text:span text:style-name="Police_20_par_20_défaut"><text:span text:style-name="T63">as </text:span></text:span><text:span text:style-name="Police_20_par_20_défaut"><text:span text:style-name="T2">Gongalsky 2021 supported, soil macro fauna is very diverse and includes a lot of animal families. In other words, interactions between living forms and abiotic and biotic parameters are multiple, but their </text:span></text:span><text:span text:style-name="Police_20_par_20_défaut"><text:span text:style-name="T64">role in ecosystem aren’t equal</text:span></text:span><text:span text:style-name="Police_20_par_20_défaut"><text:span text:style-name="T2">.</text:span></text:span><text:span text:style-name="Police_20_par_20_défaut"><text:span text:style-name="T79">[REF]. </text:span></text:span><text:span text:style-name="Police_20_par_20_défaut"><text:span text:style-name="T75">The trophic network is a g</text:span></text:span><text:span text:style-name="Police_20_par_20_défaut"><text:span text:style-name="T76">reat</text:span></text:span><text:span text:style-name="Police_20_par_20_défaut"><text:span text:style-name="T75"> proxi to fauna communities, </text:span></text:span><text:span text:style-name="Police_20_par_20_défaut"><text:span text:style-name="T76">because it highlights consumption interactions. Its evolution through time and space gives information about how a community changes </text:span></text:span><text:span text:style-name="Police_20_par_20_défaut"><text:span text:style-name="T80">[REF]</text:span></text:span><text:span text:style-name="Police_20_par_20_défaut"><text:span text:style-name="T76">. Finally, it gives precision about trophic niches of animal </text:span></text:span><text:span text:style-name="Police_20_par_20_défaut"><text:span text:style-name="T80">[REF]. </text:span></text:span></text:p>
      <text:p text:style-name="P1"><text:span text:style-name="Police_20_par_20_défaut"><text:span text:style-name="T2">Thus, focusing on trophic guilds helps us to better understand </text:span></text:span><text:span text:style-name="Police_20_par_20_défaut"><text:span text:style-name="T65">the foodweb structure of a given site.</text:span></text:span><text:span text:style-name="Police_20_par_20_défaut"><text:span text:style-name="T80">[REF]</text:span></text:span><text:span text:style-name="Police_20_par_20_défaut"><text:span text:style-name="T2">. <text:s/>Then we should be able to </text:span></text:span><text:span text:style-name="Police_20_par_20_défaut"><text:span text:style-name="T65">link</text:span></text:span><text:span text:style-name="Police_20_par_20_défaut"><text:span text:style-name="T2"> the main environmental factors </text:span></text:span><text:span text:style-name="Police_20_par_20_défaut"><text:span text:style-name="T65">with</text:span></text:span><text:span text:style-name="Police_20_par_20_défaut"><text:span text:style-name="T2"> trophic guild composition. Moreover, trophic guilds could be linked together by organic </text:span></text:span><text:span text:style-name="Police_20_par_20_défaut"><text:span text:style-name="T66">matter (which is the main comportment from foodweeb balance) </text:span></text:span><text:span text:style-name="Police_20_par_20_défaut"><text:span text:style-name="T2">in which case a perturbation at a lower trophic level could have consequences at higher levels (Bradford </text:span></text:span><text:span text:style-name="Police_20_par_20_défaut"><text:span text:style-name="T77">et al.</text:span></text:span><text:span text:style-name="Police_20_par_20_défaut"><text:span text:style-name="T2"> 2002). </text:span></text:span></text:p>
      <text:p text:style-name="P1"><text:span text:style-name="Police_20_par_20_défaut"><text:span text:style-name="T2">Biodiversity metrics are diverse, with advantages, drawbacks, and habitat or scales preferences (Pulleman </text:span></text:span><text:span text:style-name="Police_20_par_20_défaut"><text:span text:style-name="T77">et al.</text:span></text:span><text:span text:style-name="T2"> 2012),(Dopheide </text:span><text:span text:style-name="Police_20_par_20_défaut"><text:span text:style-name="T77">et al.</text:span></text:span><text:span text:style-name="T2"> 2020), (Willis 2019). </text:span><text:span text:style-name="Police_20_par_20_défaut"><text:span text:style-name="T2">Alpha taxonomic diversity </text:span></text:span><text:span text:style-name="Police_20_par_20_défaut"><text:span text:style-name="T67">informs about a single and target location</text:span></text:span><text:span text:style-name="Police_20_par_20_défaut"><text:span text:style-name="T2">. This is why, since 1960, beta diversity index are used in order to complete information given by alpha diversity (Tuomisto 2010). Beta diversity metrics measures three index : The spatial turnover (replacement rate), the nestedness-resultant dissimilarity, <text:s/>and the total dissimilarity between two samples, two plots, or at high scale. It’s a</text:span></text:span><text:span text:style-name="Police_20_par_20_défaut"><text:span text:style-name="T67">n additive</text:span></text:span><text:span text:style-name="Police_20_par_20_défaut"><text:span text:style-name="T2"> way to understand how species </text:span></text:span><text:span text:style-name="Police_20_par_20_défaut"><text:span text:style-name="T68">are </text:span></text:span><text:span text:style-name="Police_20_par_20_défaut"><text:span text:style-name="T67">distributed </text:span></text:span><text:span text:style-name="Police_20_par_20_défaut"><text:span text:style-name="T2">or how they are replaced. It can be paired with alpha diversity, mostly in an aim of previous description. <text:line-break/>Just like alpha diversity, beta diversity is under influences of many factors, such as geographic distance, environmental variables or biotic influences </text:span></text:span><text:bookmark-start text:name="ZOTERO_ITEM_CSL_CITATION_{&quot;citationID&quot;:&quot;"/><text:span text:style-name="Police_20_par_20_défaut"><text:span text:style-name="T2">(Rodriguez-Artigas </text:span></text:span><text:span text:style-name="Police_20_par_20_défaut"><text:span text:style-name="T77">et al.</text:span></text:span><text:span text:style-name="T2"> 2016)</text:span><text:bookmark-end text:name="ZOTERO_ITEM_CSL_CITATION_{&quot;citationID&quot;:&quot;"/><text:span text:style-name="Police_20_par_20_défaut"><text:span text:style-name="T2">.</text:span></text:span></text:p>
      <text:p text:style-name="P1"><text:span text:style-name="T1"><office:annotation office:name="20" loext:resolved="false"><dc:creator> </dc:creator><dc:date>2023-06-01T18:13:00</dc:date><text:p>Doit venir après les questions</text:p></office:annotation></text:span><text:span text:style-name="Police_20_par_20_défaut"><text:span text:style-name="T2">Therefore, the approach here is to study the beta diversity of species for four trophic guild of soil macro fauna in multiples attitudinal gradients.</text:span></text:span><office:annotation-end office:name="20"/></text:p>
      <text:p text:style-name="P1"><text:span text:style-name="T1"><office:annotation office:name="27" loext:resolved="false"><dc:creator> </dc:creator><dc:date>2023-06-01T18:18:00</dc:date><text:p>A retravailler pour que ce soit plus clair</text:p></office:annotation></text:span><text:span text:style-name="Police_20_par_20_défaut"><text:span text:style-name="T2">We firstly want to know which </text:span></text:span><text:span text:style-name="Marque_20_de_20_commentaire"><text:span text:style-name="T73">spatial scale</text:span></text:span><text:span text:style-name="T1"><office:annotation office:name="23" loext:resolved="false"><dc:creator> </dc:creator><dc:date>2023-06-01T18:14:00</dc:date><text:p>Dis comme ç <text:s/>ce n’est pas comprehensible. Il faut passer du jargon du labo au vocabulaire scientifique que tout lecteur peut comprendre</text:p></office:annotation></text:span><text:span text:style-name="T1"><office:annotation office:name="22" loext:resolved="false"><dc:creator> </dc:creator><dc:date>2023-06-01T18:16:00</dc:date><text:p>Spatial scale</text:p></office:annotation></text:span><text:span text:style-name="Police_20_par_20_défaut"><text:span text:style-name="T2"> </text:span></text:span><office:annotation-end office:name="22"/><text:span text:style-name="Police_20_par_20_défaut"><text:span text:style-name="T2">encompass the most the diversity</text:span></text:span><office:annotation-end office:name="23"/><text:span text:style-name="Marque_20_de_20_commentaire"><text:span text:style-name="T70">, </text:span></text:span><text:span text:style-name="Marque_20_de_20_commentaire"><text:span text:style-name="T73">for every trophic guild</text:span></text:span><text:span text:style-name="Police_20_par_20_défaut"><text:span text:style-name="T2">.</text:span></text:span></text:p>
      <text:p text:style-name="P1"><text:span text:style-name="Police_20_par_20_défaut"><text:span text:style-name="T2">In a second time, we were interested on which environmental factor drives the most part of the variance for each trophic guild, at different </text:span></text:span><text:span text:style-name="Police_20_par_20_défaut"><text:span text:style-name="T69">spatial scale</text:span></text:span><text:span text:style-name="Marque_20_de_20_commentaire"><text:span text:style-name="T70"><office:annotation office:name="24" loext:resolved="false"><dc:creator> </dc:creator><dc:date>2023-06-01T18:15:00</dc:date><text:p>Spatial scale</text:p></office:annotation></text:span></text:span><office:annotation-end office:name="24"/><text:span text:style-name="Police_20_par_20_défaut"><text:span text:style-name="T2">.</text:span></text:span></text:p>
      <text:p text:style-name="P1"><text:span text:style-name="Police_20_par_20_défaut"><text:span text:style-name="T2">The main hypothesis states that, geographic distance is the main factor driving communities </text:span></text:span><text:span text:style-name="T1"><office:annotation office:name="25" loext:resolved="false"><dc:creator> </dc:creator><dc:date>2023-06-01T18:16:00</dc:date><text:p>Tu n’as pas travaillé sur les traits</text:p></office:annotation></text:span><text:span text:style-name="Police_20_par_20_défaut"><text:span text:style-name="T2">traits </text:span></text:span><office:annotation-end office:name="25"/><text:span text:style-name="Police_20_par_20_défaut"><text:span text:style-name="T2">at larger spatial scales. In other terms, </text:span></text:span><text:span text:style-name="T1"><office:annotation office:name="26" loext:resolved="false"><dc:creator> </dc:creator><dc:date>2023-06-01T18:16:00</dc:date><text:p>+biogeography</text:p></office:annotation></text:span><text:span text:style-name="Police_20_par_20_défaut"><text:span text:style-name="T2">colonization </text:span></text:span><office:annotation-end office:name="26"/><text:span text:style-name="Police_20_par_20_défaut"><text:span text:style-name="T2">abilities should be the principal obstacle in organism spreading, as </text:span></text:span><text:span text:style-name="Police_20_par_20_défaut"><text:span text:style-name="T78">[BIBLIO] </text:span></text:span><text:span text:style-name="Police_20_par_20_défaut"><text:span text:style-name="T2">already supported. In addition, at a lower spatial scale, biotic variables such as vegetation composition drive communities beta-diversity. Then, at intermediate </text:span></text:span><text:soft-page-break/><text:span text:style-name="Police_20_par_20_défaut"><text:span text:style-name="T2">scale, we suspect a role of habitat variable, like climate, or the vegetation opening. <text:line-break/>Finally, we make the assumptions that a difference between trophic guilds will be identified, in line with </text:span></text:span><text:span text:style-name="Police_20_par_20_défaut"><text:span text:style-name="T78">[Biblio]</text:span></text:span><office:annotation-end office:name="2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margin-left="1.27cm" fo:margin-right="0cm" style:line-height-at-least="0.423cm" fo:hyphenation-ladder-count="no-limit" fo:text-indent="-1.27cm" style:auto-text-indent="false">
        <style:tab-stops/>
      </style:paragraph-properties>
      <style:text-properties fo:hyphenate="false" loext:hyphenation-no-caps="false" loext:hyphenation-no-last-word="false" loext:hyphenation-word-char-count="no-limit" loext:hyphenation-zone="no-limit"/>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02T15:00:00Z</meta:creation-date>
    <dc:date>2023-06-02T12:03:32.280000000</dc:date>
    <meta:editing-cycles>42</meta:editing-cycles>
    <meta:editing-duration>PT1H8M</meta:editing-duration>
    <meta:document-statistic meta:table-count="0" meta:image-count="0" meta:object-count="0" meta:page-count="3" meta:paragraph-count="11" meta:word-count="901" meta:character-count="5928" meta:non-whitespace-character-count="5027"/>
    <meta:user-defined meta:name="ZOTERO_PREF_1">&lt;data data-version="3" zotero-version="6.0.26"&gt;&lt;session id="M4qyjbTF"/&gt;&lt;style id="http://www.zotero.org/styles/ecology-letters" hasBibliography="1" bibliographyStyleHasBeenSet="1"/&gt;&lt;prefs&gt;&lt;pref name="fieldType" value="ReferenceMark"/&gt;&lt;pref name="automatic</meta:user-defined>
    <meta:user-defined meta:name="ZOTERO_PREF_2">JournalAbbreviations" value="true"/&gt;&lt;/prefs&gt;&lt;/data&gt;</meta:user-defined>
    <meta:template xlink:type="simple" xlink:actuate="onRequest" xlink:title="" xlink:href="../../../../../../../Users/PC/Downloads/Intro.odt/Normal"/>
  </office:meta>
</office:document-meta>
</file>